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5.3854in" fo:margin-left="0.6875in" table:align="left" style:writing-mode="lr-tb"/>
    </style:style>
    <style:style style:name="Table4.A" style:family="table-column">
      <style:table-column-properties style:column-width="5.3854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5.9896in" fo:margin-left="0.5104in" table:align="left" style:writing-mode="lr-tb"/>
    </style:style>
    <style:style style:name="Table6.A" style:family="table-column">
      <style:table-column-properties style:column-width="5.9896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9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0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1" style:family="paragraph" style:parent-style-name="Standard" style:list-style-name="LS4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2" style:family="paragraph" style:parent-style-name="Standard" style:list-style-name="LS3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cb4ca" officeooo:paragraph-rsid="000cb4c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cb4ca" officeooo:paragraph-rsid="000cb4ca" style:font-name-asian="Verdana" style:font-style-asian="normal" style:font-weight-asian="normal" style:font-name-complex="Verdana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paragraph-rsid="000cb4ca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officeooo:rsid="000cb4ca" style:font-name-asian="Arial" style:font-size-asian="11pt" style:font-name-complex="Arial" style:font-size-complex="11pt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fo:background-color="#ffffff" loext:char-shading-value="0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TINKER ACADEMY</text:span></text:p>
      <text:p text:style-name="P4"/>
      <text:p text:style-name="P2"><text:span text:style-name="T5">Mobile App Development</text:span></text:p>
      <text:p text:style-name="P6"/>
      <text:p text:style-name="P3"><text:span text:style-name="T3">Quiz 3: </text:span><text:span text:style-name="T4">Corona SDK Fundamental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7">Welcome to the Class!</text:span></text:p>
            <text:p text:style-name="P12"/>
            <text:p text:style-name="P11"><text:span text:style-name="T7">This quiz will cover the </text:span><text:span text:style-name="T8">third</text:span><text:span text:style-name="T7"> Mobile App Development class.</text:span></text:p>
            <text:p text:style-name="P12"/>
            <text:p text:style-name="P11"><text:span text:style-name="T7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7">Question 1</text:span></text:p>
          </table:table-cell>
        </table:table-row>
        <table:table-row>
          <table:table-cell table:style-name="Table2.A2" office:value-type="string">
            <text:p text:style-name="P11"><text:span text:style-name="T7">Which of the following is true of Corona</text:span></text:p>
            <text:p text:style-name="P12"/>
            <text:list xml:id="list4491141673967298399" text:style-name="LS1">
              <text:list-item>
                <text:p text:style-name="P19"><text:span text:style-name="T7">Corona is a Mobile Application Framework</text:span></text:p>
              </text:list-item>
              <text:list-item>
                <text:p text:style-name="P19"><text:span text:style-name="T7">Corona is a Game Engine</text:span></text:p>
              </text:list-item>
              <text:list-item>
                <text:p text:style-name="P19"><text:span text:style-name="T7">Corona can be used to create 3D games</text:span></text:p>
              </text:list-item>
              <text:list-item>
                <text:p text:style-name="P19"><text:span text:style-name="T7">Corona uses Lua as the programming Language</text:span></text:p>
              </text:list-item>
            </text:list>
            <text:p text:style-name="P12"/>
            <text:p text:style-name="P11"><text:span text:style-name="T7">Indicate your answer choices in the Answer Box below. More than 1 answer can be correct.</text:span></text:p>
          </table:table-cell>
        </table:table-row>
        <table:table-row>
          <table:table-cell table:style-name="Table2.A1" office:value-type="string">
            <text:p text:style-name="P14"/>
            <text:p text:style-name="P12">Answer</text:p>
          </table:table-cell>
        </table:table-row>
        <table:table-row>
          <table:table-cell table:style-name="Table2.A4" office:value-type="string">
            <text:p text:style-name="P25">1,2,4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7">Question 2</text:span></text:p>
          </table:table-cell>
        </table:table-row>
        <table:table-row>
          <table:table-cell table:style-name="Table3.A2" office:value-type="string">
            <text:p text:style-name="P11"><text:span text:style-name="T7">A student writes the following line in main.lua of a Corona application project.</text:span></text:p>
            <text:p text:style-name="P12"/>
            <text:p text:style-name="P12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<text:span text:style-name="T7">local physics = require(“physics”)</text:span></text:p>
                </table:table-cell>
              </table:table-row>
            </table:table>
            <text:p text:style-name="P14"/>
            <text:p text:style-name="P12"/>
            <text:p text:style-name="P11"><text:span text:style-name="T7">What is the code going to do?</text:span></text:p>
            <text:p text:style-name="P12"><text:soft-page-break/></text:p>
            <text:list xml:id="list6985587265598986402" text:style-name="LS2">
              <text:list-item>
                <text:p text:style-name="P20"><text:span text:style-name="T7">Load the physics module</text:span></text:p>
              </text:list-item>
              <text:list-item>
                <text:p text:style-name="P20"><text:span text:style-name="T7">Start the physics engine</text:span></text:p>
              </text:list-item>
              <text:list-item>
                <text:p text:style-name="P20"><text:span text:style-name="T7">Both 1 and 2</text:span></text:p>
              </text:list-item>
              <text:list-item>
                <text:p text:style-name="P20"><text:span text:style-name="T7">Let Corona know that the physics module is required but do not actually load it</text:span></text:p>
              </text:list-item>
            </text:list>
            <text:p text:style-name="P12"/>
            <text:p text:style-name="P11"><text:span text:style-name="T7">Indicate your answer choice in the Answer Box below. 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25">1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7">Question 3</text:span></text:p>
          </table:table-cell>
        </table:table-row>
        <table:table-row>
          <table:table-cell table:style-name="Table5.A2" office:value-type="string">
            <text:p text:style-name="P11"><text:span text:style-name="T7">A student wrote the following code.</text:span></text:p>
            <text:p text:style-name="P12"/>
            <text:p text:style-name="P1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6"><text:span text:style-name="T7">local someBody = display.newImage( "someBody.png", 100, -50 )</text:span></text:p>
                  <text:p text:style-name="P13"/>
                  <text:p text:style-name="P16"><text:span text:style-name="T7">physics.addBody( someBody, "static", { density=3.0, friction=0.5, bounce=0.3 } )</text:span></text:p>
                </table:table-cell>
              </table:table-row>
            </table:table>
            <text:p text:style-name="P15"/>
            <text:p text:style-name="P16"><text:span text:style-name="T7">The body starts out off the screen. <text:line-break/><text:line-break/>What will happen when the program is run?</text:span></text:p>
            <text:p text:style-name="P13"/>
            <text:list xml:id="list4683346266234568504" text:style-name="LS3">
              <text:list-item>
                <text:p text:style-name="P22"><text:span text:style-name="T7">Fall towards the bottom of the screen</text:span></text:p>
              </text:list-item>
              <text:list-item>
                <text:p text:style-name="P22"><text:span text:style-name="T7">Fall towards the bottom of the screen but not bounce.</text:span></text:p>
              </text:list-item>
              <text:list-item>
                <text:p text:style-name="P22"><text:span text:style-name="T7">Remain off the screen</text:span></text:p>
              </text:list-item>
            </text:list>
            <text:p text:style-name="P13"/>
            <text:p text:style-name="P12"/>
            <text:p text:style-name="P11"><text:span text:style-name="T7">Indicate your answer choice in the Answer Box below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24">3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9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11"><text:span text:style-name="T7">Question 4</text:span></text:p>
          </table:table-cell>
        </table:table-row>
        <table:table-row>
          <table:table-cell table:style-name="Table7.A2" office:value-type="string">
            <text:p text:style-name="P11"><text:span text:style-name="T7">Write the code in the answer box below to </text:span></text:p>
            <text:p text:style-name="P12"/>
            <text:list xml:id="list3978835070088825034" text:style-name="LS4">
              <text:list-item>
                <text:p text:style-name="P21"><text:span text:style-name="T7">Create an image display object displayObject1 by reading the image file “image1.png”. </text:span></text:p>
              </text:list-item>
              <text:list-item>
                <text:p text:style-name="P21"><text:span text:style-name="T7">Add displayObject1 to the physics engine as a “dynamic” object with density set to 1.0, bounce set to 0.5 and friction set to 0.3</text:span></text:p>
              </text:list-item>
            </text:list>
            <text:p text:style-name="P13"/>
            <text:p text:style-name="P12"/>
            <text:p text:style-name="P11"><text:span text:style-name="T7">Write your answer in the Answer Box below</text:span></text:p>
          </table:table-cell>
        </table:table-row>
        <table:table-row>
          <table:table-cell table:style-name="Table7.A1" office:value-type="string">
            <text:p text:style-name="P12">Answer</text:p>
          </table:table-cell>
        </table:table-row>
        <table:table-row>
          <table:table-cell table:style-name="Table7.A4" office:value-type="string">
            <text:p text:style-name="P26"><text:span text:style-name="T1">local displayObject1 = display.newImage( "</text:span><text:span text:style-name="T2">image1</text:span><text:span text:style-name="T1">.png", </text:span><text:span text:style-name="T2">0</text:span><text:span text:style-name="T1">, <text:s/></text:span><text:span text:style-name="T2">0</text:span><text:span text:style-name="T1">)</text:span></text:p>
            <text:p text:style-name="P26"><text:span text:style-name="T1">physics.addBody( </text:span><text:span text:style-name="T2">displayObject1</text:span><text:span text:style-name="T1">, { density=</text:span><text:span text:style-name="T2">1</text:span><text:span text:style-name="T1">.0, friction=0.</text:span><text:span text:style-name="T2">3</text:span><text:span text:style-name="T1">, bounce=0.</text:span><text:span text:style-name="T2">5</text:span><text:span text:style-name="T1"> } )</text:span>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7T12:45:43.455953000</dc:date>
    <meta:editing-duration>PT1M57S</meta:editing-duration>
    <meta:document-statistic meta:table-count="7" meta:image-count="0" meta:object-count="0" meta:page-count="3" meta:paragraph-count="46" meta:word-count="306" meta:character-count="1752" meta:non-whitespace-character-count="1490"/>
  </office:meta>
</office:document-meta>
</file>